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7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2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2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  <text:p text:style-name="P12"><text:span text:style-name="T15">5. </text:span><text:a xlink:type="simple" xlink:href="#_u1cclnolsc4o" text:style-name="Index_20_Link" text:visited-style-name="Index_20_Link"><text:span text:style-name="T9">Entrega “Caso práctico 4”</text:span></text:a><text:span text:style-name="T9"><text:tab/>3</text:span></text:p>
          <text:p text:style-name="P13"><text:span text:style-name="T15">6. </text:span><text:a xlink:type="simple" xlink:href="#_ulxat8psfjap" text:style-name="Index_20_Link" text:visited-style-name="Index_20_Link"><text:span text:style-name="T9">Entrega “Caso práctico 5”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7. Actividades entregables</text:span></text:p>
      <text:list xml:id="list1879240581" text:style-name="WWNum1">
        <text:list-item>
          <text:p text:style-name="P23"><text:bookmark text:name="_dbh0n1vac4c8"/>Introducción</text:p>
        </text:list-item>
      </text:list>
      <text:p text:style-name="Standard">En esta unidad debes entregar un PDF/ODT <text:span text:style-name="T19">donde elijas 2 de los 5 casos prácticos</text:span> y demuestres su realización. A continuación indicamos que entregar en cada uno de los casos prácticos.</text:p>
      <text:p text:style-name="Standard"><text:soft-page-break/></text:p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5 casos prácticos !</text:span> :)</text:p>
      <text:list xml:id="list205522686209306" text:continue-numbering="true" text:style-name="WWNum1">
        <text:list-item>
          <text:p text:style-name="P23"><text:bookmark text:name="_vyhbfp4t666x"/>Entrega “Caso práctico 1”</text:p>
        </text:list-item>
      </text:list>
      <text:p text:style-name="Standard">Adjunta una captura donde se muestre que “<text:span text:style-name="T20">Visual Studio Code</text:span>” está conectado a un contenedor.</text:p>
      <text:list xml:id="list205522240571838" text:continue-numbering="true" text:style-name="WWNum1">
        <text:list-item>
          <text:p text:style-name="P23"><text:bookmark text:name="_ow4x0s724zlg"/>Entrega “Caso práctico 2”</text:p>
        </text:list-item>
      </text:list>
      <text:p text:style-name="Standard">Adjunta una captura que se vea “<text:span text:style-name="T20">Portainer CE</text:span>” funcionando.</text:p>
      <text:list xml:id="list205522217591796" text:continue-numbering="true" text:style-name="WWNum1">
        <text:list-item>
          <text:p text:style-name="P23"><text:bookmark text:name="_zer127gbm0zw"/>Entrega “Caso práctico 3”</text:p>
        </text:list-item>
      </text:list>
      <text:p text:style-name="Standard">Adjunta una captura donde se muestre que con “<text:span text:style-name="T20">LazyDocker</text:span>” funcionando.</text:p>
      <text:list xml:id="list205521354548532" text:continue-numbering="true" text:style-name="WWNum1">
        <text:list-item>
          <text:p text:style-name="P23"><text:bookmark text:name="_u1cclnolsc4o"/>Entrega “Caso práctico 4”</text:p>
        </text:list-item>
      </text:list>
      <text:p text:style-name="Standard">Adjunta una captura donde se muestre que con “<text:span text:style-name="T20">cTop</text:span>” y “<text:span text:style-name="T20">Glandes</text:span>” funcionando.</text:p>
      <text:list xml:id="list205520949290898" text:continue-numbering="true" text:style-name="WWNum1">
        <text:list-item>
          <text:p text:style-name="P23"><text:bookmark text:name="_ulxat8psfjap"/>Entrega “Caso práctico 5”</text:p>
        </text:list-item>
      </text:list>
      <text:p text:style-name="Standard">Adjunta una captura donde se muestre que con “<text:span text:style-name="T20">IsardVDI</text:span>” funcionand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Actividades entregables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4" meta:word-count="270" meta:character-count="1638" meta:non-whitespace-character-count="1399"/>
    <meta:generator>LibreOfficeDev/6.0.5.2$Linux_X86_64 LibreOffice_project/</meta:generator>
  </office:meta>
</office:document-meta>
</file>